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dc5ab" officeooo:paragraph-rsid="000dc5a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f81e2"/>
    </style:style>
    <style:style style:name="T3" style:family="text">
      <style:text-properties fo:language="en" fo:country="US" officeooo:rsid="000fcc24"/>
    </style:style>
    <style:style style:name="T4" style:family="text">
      <style:text-properties officeooo:rsid="000f81e2"/>
    </style:style>
    <style:style style:name="T5" style:family="text">
      <style:text-properties officeooo:rsid="000fcc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Здравствуй дорого друг! Сегодня мы поговорим о <text:span text:style-name="T1">DNS.</text:span></text:p>
      <text:p text:style-name="P1"><text:span text:style-name="T1">-</text:span>О НЕТ! Это тот кто живет у меня в шкафу.</text:p>
      <text:p text:style-name="P1">-Не бойся, нет! <text:span text:style-name="T1">DNS </text:span>нужен что бы ты легко и просто заходил на сайт со своими любимыми мультиками и котиками.</text:p>
      <text:p text:style-name="P1">-Ну тогда расскажи мне.</text:p>
      <text:p text:style-name="P1">-Когда хочешь посмотреть свой мультик ты заходишь на страничку мультикпульти.рф или на любой другой который ты знаешь. Тебе легко запоминаешь все эти названия?!</text:p>
      <text:p text:style-name="P1">-Да.</text:p>
      <text:p text:style-name="P1">-Ну что если бы посмотреть мультики тебе пришлось запоминать много, много циф<text:span text:style-name="T4">р.</text:span></text:p>
      <text:p text:style-name="P1">-<text:span text:style-name="T4">Нет я так не хочу!</text:span></text:p>
      <text:p text:style-name="P1">-<text:span text:style-name="T4">Каждый компьютер имеет номер или как его называют взрослые </text:span><text:span text:style-name="T2">IP-</text:span><text:span text:style-name="T4">адрес. Он похож номер телефона твоей мамы или друга Саши, но ты не запоминаешь номера мамы, папы и друзей, ты смотришь в записную книжку и набираешь номер который там записан.</text:span></text:p>
      <text:p text:style-name="P1">-<text:span text:style-name="T4">Но что же такое </text:span><text:span text:style-name="T2">D-</text:span><text:span text:style-name="T4">S-N</text:span><text:span text:style-name="T2">?</text:span></text:p>
      <text:p text:style-name="P1"><text:span text:style-name="T2">-</text:span><text:span text:style-name="T4">Не </text:span><text:span text:style-name="T2">DSN, </text:span><text:span text:style-name="T4">а </text:span><text:span text:style-name="T2">DNS. </text:span><text:span text:style-name="T4">Не торопись. </text:span><text:span text:style-name="T2">DNS </text:span><text:span text:style-name="T4">это как твоя записная книжка, это большой, мощный компьютер где записаны имена и номера сайтов. Когда ты набираешь имя странички, нажимаешь загрузить, ты спрашиваешь у </text:span><text:span text:style-name="T3">DNS </text:span><text:span text:style-name="T5">как номер у сайта на который я хочу зайти <text:s/>и он тебе присылает номер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14S</meta:editing-duration>
    <meta:editing-cycles>4</meta:editing-cycles>
    <meta:generator>LibreOffice/5.2.0.4$Windows_X86_64 LibreOffice_project/066b007f5ebcc236395c7d282ba488bca6720265</meta:generator>
    <dc:date>2016-09-13T11:27:47.185000000</dc:date>
    <meta:document-statistic meta:table-count="0" meta:image-count="0" meta:object-count="0" meta:page-count="1" meta:paragraph-count="11" meta:word-count="174" meta:character-count="1021" meta:non-whitespace-character-count="857"/>
    <meta:user-defined meta:name="Info 1"/>
    <meta:user-defined meta:name="Info 2"/>
    <meta:user-defined meta:name="Info 3"/>
    <meta:user-defined meta:name="Info 4"/>
  </office:meta>
</office:document-meta>
</file>